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80fa" officeooo:paragraph-rsid="000f80fa"/>
    </style:style>
    <style:style style:name="P2" style:family="paragraph" style:parent-style-name="Standard">
      <style:text-properties officeooo:paragraph-rsid="000f80fa"/>
    </style:style>
    <style:style style:name="P3" style:family="paragraph" style:parent-style-name="Standard">
      <style:text-properties officeooo:rsid="000fb6c7" officeooo:paragraph-rsid="000fb6c7"/>
    </style:style>
    <style:style style:name="P4" style:family="paragraph" style:parent-style-name="Standard">
      <style:text-properties officeooo:rsid="000f80fa" officeooo:paragraph-rsid="000f80fa"/>
    </style:style>
    <style:style style:name="P5" style:family="paragraph" style:parent-style-name="Standard" style:list-style-name="L1">
      <style:text-properties officeooo:rsid="000f80fa" officeooo:paragraph-rsid="000f80fa"/>
    </style:style>
    <style:style style:name="P6" style:family="paragraph" style:parent-style-name="Standard" style:list-style-name="L1">
      <style:text-properties officeooo:rsid="000fb6c7" officeooo:paragraph-rsid="000fb6c7"/>
    </style:style>
    <style:style style:name="P7" style:family="paragraph" style:parent-style-name="Standard" style:list-style-name="L2">
      <style:text-properties officeooo:rsid="000fb6c7" officeooo:paragraph-rsid="000fb6c7"/>
    </style:style>
    <style:style style:name="T1" style:family="text">
      <style:text-properties officeooo:rsid="000fb6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s éticos sugeridos pela sala:</text:p>
      <text:p text:style-name="P2"/>
      <text:list text:style-name="L1">
        <text:list-item>
          <text:p text:style-name="P5">Falta de ética</text:p>
        </text:list-item>
        <text:list-item>
          <text:p text:style-name="P5">Redes digitais</text:p>
        </text:list-item>
        <text:list-item>
          <text:p text:style-name="P5">Cultura de cancelamento</text:p>
        </text:list-item>
        <text:list-item>
          <text:p text:style-name="P5">Eutanásia</text:p>
        </text:list-item>
        <text:list-item>
          <text:p text:style-name="P5">Aborto</text:p>
        </text:list-item>
        <text:list-item>
          <text:p text:style-name="P5">Legalização das drogas</text:p>
        </text:list-item>
        <text:list-item>
          <text:p text:style-name="P5">Bullying/Assédio</text:p>
        </text:list-item>
        <text:list-item>
          <text:p text:style-name="P5">Intolerâncias</text:p>
        </text:list-item>
        <text:list-item>
          <text:p text:style-name="P5">Inseguraç<text:span text:style-name="T1">a</text:span> urbana</text:p>
        </text:list-item>
        <text:list-item>
          <text:p text:style-name="P6">Ambiente</text:p>
        </text:list-item>
      </text:list>
      <text:p text:style-name="P3"/>
      <text:p text:style-name="P3">A ação ética passa por essas etapas:</text:p>
      <text:list text:style-name="L2">
        <text:list-item>
          <text:p text:style-name="P7">Percepção (olhar e perceber uma ação que incomoda)</text:p>
        </text:list-item>
        <text:list-item>
          <text:p text:style-name="P7">Lugar epistemológico (conjunto de fatores que determinam as minhas características éticas)</text:p>
        </text:list-item>
        <text:list-item>
          <text:p text:style-name="P7">Diagnóstico (Olhar para o problema e tentar entendê-lo)</text:p>
        </text:list-item>
        <text:list-item>
          <text:p text:style-name="P7">Intervenção (O que eu posso fazer pra resolver isso a curto, médio e longo prazo)</text:p>
        </text:list-item>
        <text:list-item>
          <text:p text:style-name="P7">Riscos (Quais riscos eu posso sofrer dado a minha intervenção)</text:p>
        </text:list-item>
      </text:list>
      <text:p text:style-name="P1"/>
      <text:p text:style-name="P3">Obs: O diálogo e o planejamento são importantes para tomar atitudes ética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07:25:49.112956817</meta:creation-date>
    <dc:date>2024-08-26T08:35:44.845568247</dc:date>
    <meta:editing-duration>PT1H9M56S</meta:editing-duration>
    <meta:editing-cycles>3</meta:editing-cycles>
    <meta:generator>LibreOffice/7.6.5.2$Linux_X86_64 LibreOffice_project/38d5f62f85355c192ef5f1dd47c5c0c0c6d6598b</meta:generator>
    <meta:document-statistic meta:table-count="0" meta:image-count="0" meta:object-count="0" meta:page-count="1" meta:paragraph-count="18" meta:word-count="109" meta:character-count="639" meta:non-whitespace-character-count="563"/>
  </office:meta>
</office:document-meta>
</file>